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ato" svg:font-family="Lato" style:font-pitch="variable"/>
    <style:font-face style:name="Optima" svg:font-family="Opti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ed_20__28_var_29_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fill-color="#006600" draw:textarea-horizontal-align="justify" draw:textarea-vertical-align="middle" draw:auto-grow-height="false" fo:min-height="0.75cm" fo:min-width="5cm"/>
    </style:style>
    <style:style style:name="gr3" style:family="graphic" style:parent-style-name="objectwithoutfill">
      <style:graphic-properties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65cm" fo:min-width="0.3cm"/>
    </style:style>
    <style:style style:name="gr5" style:family="graphic" style:parent-style-name="standard">
      <style:graphic-properties draw:textarea-horizontal-align="justify" draw:textarea-vertical-align="middle" draw:auto-grow-height="false" fo:min-height="1.45cm" fo:min-width="4.2cm"/>
    </style:style>
    <style:style style:name="gr6" style:family="graphic" style:parent-style-name="objectwithoutfill">
      <style:graphic-properties draw:stroke="solid"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66" draw:textarea-horizontal-align="justify" draw:textarea-vertical-align="middle" draw:auto-grow-height="false" fo:min-height="1.35cm" fo:min-width="2.5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6600"/>
      <style:paragraph-properties fo:text-align="center"/>
      <style:text-properties style:font-name="Optima" fo:font-size="14pt" style:font-size-asian="14pt" style:font-size-complex="14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style:font-name="Optima"/>
    </style:style>
    <style:style style:name="P7" style:family="paragraph">
      <style:paragraph-properties fo:text-align="center"/>
      <style:text-properties style:font-name="Optima" fo:font-size="14pt"/>
    </style:style>
    <style:style style:name="P8" style:family="paragraph">
      <loext:graphic-properties draw:fill-color="#ffff66"/>
      <style:paragraph-properties fo:text-align="center"/>
      <style:text-properties style:font-name="Optima" fo:font-size="14pt"/>
    </style:style>
    <style:style style:name="T1" style:family="text">
      <style:text-properties style:font-name="Optima" fo:font-size="14pt" style:font-size-asian="14pt" style:font-size-complex="14pt"/>
    </style:style>
    <style:style style:name="T2" style:family="text">
      <style:text-properties fo:color="#ffffff" style:font-name="Lato" fo:font-size="12pt" style:font-size-asian="12pt" style:font-size-complex="12pt"/>
    </style:style>
    <style:style style:name="T3" style:family="text">
      <style:text-properties fo:color="#000000" style:font-name="Optim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2.4cm" svg:y1="10.1cm" svg:x2="12.4cm" svg:y2="17.1cm">
          <text:p/>
        </draw:line>
        <draw:custom-shape draw:style-name="gr2" draw:text-style-name="P3" xml:id="id2" draw:id="id2" draw:layer="layout" svg:width="5.5cm" svg:height="1cm" svg:x="12.8cm" svg:y="13.6cm">
          <text:p text:style-name="P2"><text:span text:style-name="T1">Calculate WAP posi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5.5cm" svg:height="1cm" svg:x="12.8cm" svg:y="11.5cm">
          <text:p text:style-name="P2"><text:span text:style-name="T1">Calculate dissimilarit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5.5cm" svg:height="1cm" svg:x="12.8cm" svg:y="15.7cm">
          <text:p text:style-name="P2"><text:span text:style-name="T1">Update WAP tabl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55cm" svg:y1="12.5cm" svg:x2="15.55cm" svg:y2="13.6cm" draw:start-shape="id1" draw:start-glue-point="2" draw:end-shape="id2" draw:end-glue-point="0" svg:d="M15550 12500v1100" svg:viewBox="0 0 1 1101">
          <text:p/>
        </draw:connector>
        <draw:connector draw:style-name="gr3" draw:text-style-name="P1" draw:layer="layout" draw:type="line" svg:x1="15.55cm" svg:y1="14.6cm" svg:x2="15.55cm" svg:y2="15.7cm" draw:start-shape="id2" draw:start-glue-point="2" draw:end-shape="id3" draw:end-glue-point="0" svg:d="M15550 14600v1100" svg:viewBox="0 0 1 1101">
          <text:p/>
        </draw:connector>
        <draw:custom-shape draw:style-name="gr4" draw:text-style-name="P4" draw:layer="layout" svg:width="0.8cm" svg:height="0.9cm" svg:x="7cm" svg:y="11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xml:id="id4" draw:id="id4" draw:layer="layout" svg:width="4.7cm" svg:height="1.7cm" svg:x="6.7cm" svg:y="11.2cm">
          <text:p text:style-name="P5"><text:span text:style-name="T2">Raw Scans</text:span></text:p>
          <text:p text:style-name="P5"><text:span text:style-name="T2">WAP profiles</text:span></text:p>
          <text:p text:style-name="P5"><text:span text:style-name="T2">WAP 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2.8cm" svg:y1="16.2cm" svg:x2="9.05cm" svg:y2="12.9cm" draw:start-shape="id3" draw:start-glue-point="3" draw:end-shape="id4" draw:end-glue-point="2" svg:d="M12800 16200h-3750v-3300" svg:viewBox="0 0 3751 3301">
          <text:p/>
        </draw:connector>
        <draw:frame draw:style-name="gr7" draw:text-style-name="P1" draw:layer="layout" svg:width="5.104cm" svg:height="0.963cm" svg:x="6.496cm" svg:y="10cm">
          <draw:text-box>
            <text:p text:style-name="P2"><text:span text:style-name="T3">MySQL database</text:span></text:p>
          </draw:text-box>
        </draw:frame>
        <draw:custom-shape draw:style-name="gr8" draw:text-style-name="P8" xml:id="id5" draw:id="id5" draw:layer="layout" svg:width="3cm" svg:height="1.6cm" svg:x="3cm" svg:y="14cm">
          <text:p text:style-name="P7">Test points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6.7cm" svg:y1="12.05cm" svg:x2="4.5cm" svg:y2="14cm" draw:start-shape="id4" draw:start-glue-point="3" draw:end-shape="id5" draw:end-glue-point="0" svg:d="M6700 12050h-2200v1950" svg:viewBox="0 0 2201 1951">
          <text:p/>
        </draw:connector>
        <draw:frame draw:style-name="gr7" draw:text-style-name="P1" draw:layer="layout" svg:width="5.104cm" svg:height="0.963cm" svg:x="12.896cm" svg:y="10cm">
          <draw:text-box>
            <text:p text:style-name="P2"><text:span text:style-name="T3">Pyth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ato" svg:font-family="Lato" style:font-pitch="variable"/>
    <style:font-face style:name="Optima" svg:font-family="Opti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31T14:11:10.473752745</meta:creation-date>
    <dc:date>2017-08-31T14:32:35.879510652</dc:date>
    <meta:editing-duration>PT48S</meta:editing-duration>
    <meta:editing-cycles>1</meta:editing-cycles>
    <meta:document-statistic meta:object-count="13"/>
    <meta:generator>LibreOffice/5.1.6.2$Linux_X86_64 LibreOffice_project/10m0$Build-2</meta:generator>
  </office:meta>
</office:document-meta>
</file>